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fr" fo:country="FR" officeooo:rsid="00204fa8" officeooo:paragraph-rsid="00204fa8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language="fr" fo:country="FR" officeooo:rsid="00204fa8" officeooo:paragraph-rsid="0024173a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04fa8" officeooo:paragraph-rsid="0024173a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2972f" officeooo:paragraph-rsid="0024173a" style:font-size-asian="9.60000038146973pt" style:font-size-complex="11pt"/>
    </style:style>
    <style:style style:name="P5" style:family="paragraph" style:parent-style-name="Standard">
      <style:text-properties style:font-name="DejaVu Sans" fo:font-size="11pt" officeooo:paragraph-rsid="0024173a" style:font-size-asian="11pt" style:font-size-complex="11pt"/>
    </style:style>
    <style:style style:name="P6" style:family="paragraph" style:parent-style-name="Horizontal_20_Line">
      <style:text-properties officeooo:paragraph-rsid="0024173a"/>
    </style:style>
    <style:style style:name="P7" style:family="paragraph" style:parent-style-name="Standard">
      <style:text-properties officeooo:paragraph-rsid="0024173a"/>
    </style:style>
    <style:style style:name="P8" style:family="paragraph" style:parent-style-name="Standard">
      <style:paragraph-properties fo:text-align="start" style:justify-single-word="false"/>
      <style:text-properties officeooo:paragraph-rsid="0024173a"/>
    </style:style>
    <style:style style:name="P9" style:family="paragraph" style:parent-style-name="Horizontal_20_Line">
      <style:text-properties style:font-name="DejaVu Sans" fo:font-size="11pt" fo:language="fr" fo:country="FR" officeooo:rsid="0023748e" officeooo:paragraph-rsid="0024173a" style:font-size-asian="9.60000038146973pt" style:font-size-complex="11pt"/>
    </style:style>
    <style:style style:name="P10" style:family="paragraph" style:parent-style-name="Horizontal_20_Line">
      <style:text-properties style:font-name="DejaVu Sans" fo:font-size="11pt" fo:language="en" fo:country="US" officeooo:rsid="0023748e" officeooo:paragraph-rsid="002833e8" style:font-size-asian="9.60000038146973pt" style:font-size-complex="11pt"/>
    </style:style>
    <style:style style:name="P11" style:family="paragraph" style:parent-style-name="Horizontal_20_Line">
      <style:text-properties fo:language="en" fo:country="US" officeooo:paragraph-rsid="002833e8"/>
    </style:style>
    <style:style style:name="P12" style:family="paragraph" style:parent-style-name="Standard">
      <style:text-properties style:font-name="DejaVu Sans" fo:font-size="11pt" fo:language="fr" fo:country="FR" officeooo:rsid="0022972f" officeooo:paragraph-rsid="0024173a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1pt" fo:language="fr" fo:country="FR" officeooo:rsid="002a358c" officeooo:paragraph-rsid="002833e8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04fa8" officeooo:paragraph-rsid="002833e8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92a43" officeooo:paragraph-rsid="002833e8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292a43" officeooo:paragraph-rsid="002833e8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2972f" officeooo:paragraph-rsid="002833e8" style:font-size-asian="9.60000038146973pt" style:font-size-complex="11pt"/>
    </style:style>
    <style:style style:name="P18" style:family="paragraph" style:parent-style-name="Standard">
      <style:text-properties style:font-name="DejaVu Sans" fo:font-size="11pt" fo:language="en" fo:country="US" officeooo:paragraph-rsid="002833e8" style:font-size-asian="11pt" style:font-size-complex="11pt"/>
    </style:style>
    <style:style style:name="P19" style:family="paragraph" style:parent-style-name="Standard">
      <style:text-properties fo:language="en" fo:country="US" officeooo:paragraph-rsid="002833e8"/>
    </style:style>
    <style:style style:name="T1" style:family="text">
      <style:text-properties officeooo:rsid="0020852d"/>
    </style:style>
    <style:style style:name="T2" style:family="text">
      <style:text-properties officeooo:rsid="00213d6e"/>
    </style:style>
    <style:style style:name="T3" style:family="text">
      <style:text-properties officeooo:rsid="0023bfec"/>
    </style:style>
    <style:style style:name="T4" style:family="text">
      <style:text-properties officeooo:rsid="0023748e"/>
    </style:style>
    <style:style style:name="T5" style:family="text">
      <style:text-properties officeooo:rsid="0022972f"/>
    </style:style>
    <style:style style:name="T6" style:family="text">
      <style:text-properties style:font-name="DejaVu Sans" fo:font-size="11pt" fo:language="fr" fo:country="FR" officeooo:rsid="0023748e" style:font-size-asian="9.60000038146973pt" style:font-size-complex="11pt"/>
    </style:style>
    <style:style style:name="T7" style:family="text">
      <style:text-properties style:font-name="DejaVu Sans" fo:font-size="11pt" fo:language="fr" fo:country="FR" officeooo:rsid="0022972f" style:font-size-asian="9.60000038146973pt" style:font-size-complex="11pt"/>
    </style:style>
    <style:style style:name="T8" style:family="text">
      <style:text-properties officeooo:rsid="0024173a"/>
    </style:style>
    <style:style style:name="T9" style:family="text">
      <style:text-properties officeooo:rsid="0026eb38"/>
    </style:style>
    <style:style style:name="T10" style:family="text">
      <style:text-properties officeooo:rsid="00276986"/>
    </style:style>
    <style:style style:name="T11" style:family="text">
      <style:text-properties officeooo:rsid="00276986" style:font-size-asian="11pt"/>
    </style:style>
    <style:style style:name="T12" style:family="text">
      <style:text-properties officeooo:rsid="0023bfec" style:font-size-asian="11pt"/>
    </style:style>
    <style:style style:name="T13" style:family="text">
      <style:text-properties officeooo:rsid="001d9923"/>
    </style:style>
    <style:style style:name="T14" style:family="text">
      <style:text-properties officeooo:rsid="00292a43"/>
    </style:style>
    <style:style style:name="T15" style:family="text">
      <style:text-properties officeooo:rsid="002a358c"/>
    </style:style>
    <style:style style:name="T16" style:family="text">
      <style:text-properties officeooo:rsid="00283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covery Package Content (<text:span text:style-name="T16">Heirs</text:span>)</text:p>
      <text:p text:style-name="P16"/>
      <text:p text:style-name="P15"/>
      <text:p text:style-name="P14"><text:tab/>- <text:span text:style-name="T15">RED</text:span><text:span text:style-name="T14"> envelope:</text:span><text:span text:style-name="T2"> </text:span><text:span text:style-name="T15">Passphrase (</text:span><text:span text:style-name="T14">Highly confidential</text:span><text:span text:style-name="T15">)</text:span></text:p>
      <text:p text:style-name="P14"/>
      <text:p text:style-name="P15">NEVER share with anyone but the owner and the heir</text:p>
      <text:p text:style-name="P15">NEVER take a picture of them</text:p>
      <text:p text:style-name="P17"><text:span text:style-name="T14">NEVER load on any internet-connected device<text:line-break/></text:span><text:line-break/><text:span text:style-name="T14">ALWAYS keep protected and secure</text:span></text:p>
      <text:p text:style-name="P10"><text:span text:style-name="T14">ALWAYS keep offline and disconnected from the internet</text:span><text:line-break/><text:line-break/></text:p>
      <text:p text:style-name="P18"><text:span text:style-name="T2"><text:tab/>- </text:span><text:span text:style-name="T14">ORANGE envelope:</text:span><text:span text:style-name="T1"> </text:span><text:span text:style-name="T14">Wallet</text:span><text:span text:style-name="T4"> Descriptor </text:span><text:span text:style-name="T15">(</text:span><text:span text:style-name="T4">Semi-Publi</text:span><text:span text:style-name="T14">c</text:span><text:span text:style-name="T15">)</text:span><text:span text:style-name="T4"><text:line-break/><text:line-break/></text:span><text:span text:style-name="T14">Must be loaded into an internet-connected device such as a phone or computer in order to get access to the Bitcoin wallet information such as receiving addresses, transactions and balances<text:line-break/></text:span><text:span text:style-name="T3"><text:line-break/></text:span><text:span text:style-name="T14">Anyone that has access to the Wallet Descriptor can know private information about the wallet, such as total balance, but can’t spend from the wallet<text:line-break/></text:span><text:span text:style-name="T4"><text:line-break/></text:span><text:span text:style-name="T14">Only share with the owner and the heirs</text:span></text:p>
      <text:p text:style-name="P19"/>
      <text:p text:style-name="P11"/>
      <text:p text:style-name="P14"><text:span text:style-name="T1"><text:tab/>- </text:span><text:span text:style-name="T14">VIOLET envelope:</text:span><text:span text:style-name="T1"> </text:span><text:span text:style-name="T14">Offline signing device (</text:span><text:span text:style-name="T3">No</text:span><text:span text:style-name="T14">t s</text:span><text:span text:style-name="T3">ensi</text:span><text:span text:style-name="T14">tive</text:span><text:span text:style-name="T15">)</text:span><text:span text:style-name="T3"><text:line-break/><text:line-break/></text:span><text:span text:style-name="T14">No risk of information leak as long as the device is not loaded with the Signing Key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22:59.601916418</meta:creation-date>
    <dc:date>2024-05-10T17:26:45.212722042</dc:date>
    <meta:editing-duration>PT6H8M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39" meta:character-count="871" meta:non-whitespace-character-count="730"/>
  </office:meta>
</office:document-meta>
</file>